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6dcc1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officeooo:paragraph-rsid="00469e73"/>
    </style:style>
    <style:style style:name="P116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17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18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39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5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15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15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15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15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5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159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161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162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163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16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16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16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16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170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171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172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173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178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186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f7a47" style:font-weight-asian="normal" style:font-weight-complex="normal"/>
    </style:style>
    <style:style style:name="T18" style:family="text">
      <style:text-properties fo:font-weight="normal" officeooo:rsid="0041d83c" style:font-weight-asian="normal" style:font-weight-complex="normal"/>
    </style:style>
    <style:style style:name="T19" style:family="text">
      <style:text-properties fo:font-weight="normal" officeooo:rsid="006def41" style:font-weight-asian="normal" style:font-weight-complex="normal"/>
    </style:style>
    <style:style style:name="T20" style:family="text">
      <style:text-properties fo:font-weight="normal" officeooo:rsid="00709615" style:font-weight-asian="normal" style:font-weight-complex="normal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8" style:family="text">
      <style:text-properties fo:font-size="12pt" style:font-size-asian="10.5pt" style:font-size-complex="12pt"/>
    </style:style>
    <style:style style:name="T29" style:family="text">
      <style:text-properties fo:font-size="12pt" officeooo:rsid="002b3e77" style:font-size-asian="10.5pt" style:font-size-complex="12pt"/>
    </style:style>
    <style:style style:name="T30" style:family="text">
      <style:text-properties fo:font-size="12pt" officeooo:rsid="00486edb" style:font-size-asian="10.5pt" style:font-size-complex="12pt"/>
    </style:style>
    <style:style style:name="T31" style:family="text">
      <style:text-properties fo:font-size="12pt" officeooo:rsid="00335337" style:font-size-asian="10.5pt" style:font-size-complex="12pt"/>
    </style:style>
    <style:style style:name="T32" style:family="text">
      <style:text-properties fo:font-size="12pt" officeooo:rsid="002b0c67" style:font-size-asian="10.5pt" style:font-size-complex="12pt"/>
    </style:style>
    <style:style style:name="T33" style:family="text">
      <style:text-properties fo:font-size="12pt" officeooo:rsid="004a7bfc" style:font-size-asian="10.5pt" style:font-size-complex="12pt"/>
    </style:style>
    <style:style style:name="T34" style:family="text">
      <style:text-properties fo:font-size="12pt" officeooo:rsid="00527044" style:font-size-asian="10.5pt" style:font-size-complex="12pt"/>
    </style:style>
    <style:style style:name="T35" style:family="text">
      <style:text-properties fo:font-size="12pt" officeooo:rsid="00546cea" style:font-size-asian="10.5pt" style:font-size-complex="12pt"/>
    </style:style>
    <style:style style:name="T36" style:family="text">
      <style:text-properties fo:font-size="12pt" officeooo:rsid="0055bf67" style:font-size-asian="10.5pt" style:font-size-complex="12pt"/>
    </style:style>
    <style:style style:name="T37" style:family="text">
      <style:text-properties fo:font-size="12pt" officeooo:rsid="00591212" style:font-size-asian="10.5pt" style:font-size-complex="12pt"/>
    </style:style>
    <style:style style:name="T38" style:family="text">
      <style:text-properties fo:font-size="12pt" officeooo:rsid="00597b44" style:font-size-asian="10.5pt" style:font-size-complex="12pt"/>
    </style:style>
    <style:style style:name="T39" style:family="text">
      <style:text-properties fo:font-size="12pt" officeooo:rsid="0059c8de" style:font-size-asian="10.5pt" style:font-size-complex="12pt"/>
    </style:style>
    <style:style style:name="T40" style:family="text">
      <style:text-properties fo:font-size="12pt" officeooo:rsid="005b1080" style:font-size-asian="10.5pt" style:font-size-complex="12pt"/>
    </style:style>
    <style:style style:name="T41" style:family="text">
      <style:text-properties fo:font-size="12pt" officeooo:rsid="005c2d08" style:font-size-asian="10.5pt" style:font-size-complex="12pt"/>
    </style:style>
    <style:style style:name="T42" style:family="text">
      <style:text-properties fo:font-size="12pt" officeooo:rsid="005cf306" style:font-size-asian="10.5pt" style:font-size-complex="12pt"/>
    </style:style>
    <style:style style:name="T43" style:family="text">
      <style:text-properties fo:font-size="12pt" officeooo:rsid="00619e73" style:font-size-asian="10.5pt" style:font-size-complex="12pt"/>
    </style:style>
    <style:style style:name="T44" style:family="text">
      <style:text-properties fo:font-size="12pt" officeooo:rsid="00637d9f" style:font-size-asian="10.5pt" style:font-size-complex="12pt"/>
    </style:style>
    <style:style style:name="T45" style:family="text">
      <style:text-properties fo:font-size="12pt" officeooo:rsid="0066a172" style:font-size-asian="10.5pt" style:font-size-complex="12pt"/>
    </style:style>
    <style:style style:name="T46" style:family="text">
      <style:text-properties fo:font-size="12pt" officeooo:rsid="00683a17" style:font-size-asian="10.5pt" style:font-size-complex="12pt"/>
    </style:style>
    <style:style style:name="T47" style:family="text">
      <style:text-properties fo:font-size="12pt" officeooo:rsid="006a0d89" style:font-size-asian="10.5pt" style:font-size-complex="12pt"/>
    </style:style>
    <style:style style:name="T48" style:family="text">
      <style:text-properties fo:font-size="12pt" officeooo:rsid="006a4e42" style:font-size-asian="10.5pt" style:font-size-complex="12pt"/>
    </style:style>
    <style:style style:name="T49" style:family="text">
      <style:text-properties fo:font-size="12pt" officeooo:rsid="006dcc14" style:font-size-asian="10.5pt" style:font-size-complex="12pt"/>
    </style:style>
    <style:style style:name="T50" style:family="text">
      <style:text-properties fo:font-size="12pt" officeooo:rsid="006ed683" style:font-size-asian="10.5pt" style:font-size-complex="12pt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469e73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style:font-name="sans-serif" fo:font-size="15pt"/>
    </style:style>
    <style:style style:name="T74" style:family="text">
      <style:text-properties fo:font-size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23"/>
      <text:p text:style-name="P23">Presentació assignatura</text:p>
      <text:p text:style-name="P33">Comentem web assignatura</text:p>
      <text:p text:style-name="P46">Comentem unitats </text:p>
      <text:list xml:id="list4037255688088132215" text:style-name="L1">
        <text:list-item>
          <text:p text:style-name="P146"><text:a xlink:type="simple" xlink:href="https://paulinoposada.github.io/web_e/web_e_2425/documents/apunts/unitat_1_ley_ohm/e_apunts_ud_1_1_gs.pdf">1.1 Circuit elèctric</text:a></text:p>
        </text:list-item>
        <text:list-item>
          <text:p text:style-name="P146"><text:a xlink:type="simple" xlink:href="https://paulinoposada.github.io/web_e/web_e_2425/documents/apunts/unitat_1_ley_ohm/e_apunts_ud_1_2_gs.pdf">1.2 Llei d'ohm</text:a></text:p>
        </text:list-item>
        <text:list-item>
          <text:p text:style-name="P146"><text:a xlink:type="simple" xlink:href="https://paulinoposada.github.io/web_e/web_e_2425/documents/apunts/unitat_2_seguridad/e_apunts_ud_2_1_gs.pdf">2 Seguretat</text:a></text:p>
        </text:list-item>
        <text:list-item>
          <text:p text:style-name="P14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47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33"/>
      <text:p text:style-name="P33"/>
      <text:p text:style-name="P3">Di<text:span text:style-name="T3">jous</text:span><text:tab/><text:tab/><text:tab/><text:tab/>2<text:span text:style-name="T3">6</text:span>/09/2<text:span text:style-name="T1">4</text:span></text:p>
      <text:p text:style-name="P24"/>
      <text:p text:style-name="P34">Comentem </text:p>
      <text:list xml:id="list6583878539905000634" text:style-name="L2">
        <text:list-item>
          <text:p text:style-name="P14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16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4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47"/>
      <text:p text:style-name="P47"/>
      <text:p text:style-name="P4">Di<text:span text:style-name="T5">vendres</text:span><text:tab/><text:tab/><text:tab/>2<text:span text:style-name="T5">7</text:span>/09/2<text:span text:style-name="T1">4</text:span></text:p>
      <text:p text:style-name="P25"/>
      <text:p text:style-name="P35">Comentem </text:p>
      <text:list xml:id="list100212817405280" text:continue-numbering="true" text:style-name="L2">
        <text:list-item>
          <text:p text:style-name="P14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53"/>
      <text:p text:style-name="P53"/>
      <text:p text:style-name="P53"/>
      <text:p text:style-name="P53"/>
      <text:p text:style-name="P53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25"/>
      <text:p text:style-name="P48">Comentem <text:s/></text:p>
      <text:list xml:id="list100212879358278" text:continue-list="list4037255688088132215" text:style-name="L1">
        <text:list-item>
          <text:p text:style-name="P15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51">Programa de simulació Cade Simu</text:p>
        </text:list-item>
      </text:list>
      <text:p text:style-name="P35"/>
      <text:p text:style-name="P35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25"/>
      <text:p text:style-name="P35">Comentem </text:p>
      <text:list xml:id="list553440435917257825" text:style-name="L3">
        <text:list-item>
          <text:p text:style-name="P159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16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165">Baixem al taller i comentem connexió font d'alimentació de PC que utilitzarem per les pràctiques de cc.</text:p>
          <text:p text:style-name="P166"><text:s/></text:p>
        </text:list-item>
      </text:list>
      <text:p text:style-name="P48"/>
      <text:p text:style-name="P48"/>
      <text:p text:style-name="P139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25"/>
      <text:p text:style-name="P35">Comentem </text:p>
      <text:list xml:id="list100214620990873" text:continue-numbering="true" text:style-name="L3">
        <text:list-item>
          <text:p text:style-name="P173">Baixem al taller i feim practiques amb circuits pont.</text:p>
        </text:list-item>
      </text:list>
      <text:p text:style-name="P54"/>
      <text:p text:style-name="P54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26"/>
      <text:p text:style-name="P49">Comentem <text:s/></text:p>
      <text:list xml:id="list100213071543994" text:continue-list="list100212879358278" text:style-name="L1">
        <text:list-item>
          <text:p text:style-name="P152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152"/>
        </text:list-item>
      </text:list>
      <text:p text:style-name="P36"/>
      <text:p text:style-name="P36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26"/>
      <text:p text:style-name="P36">Comentem </text:p>
      <text:list xml:id="list1609967340023959381" text:style-name="L4">
        <text:list-item>
          <text:p text:style-name="P174">Comentem pràctica Wheatstone amb dos diodes, corrent per la diagonal en els següents casos: </text:p>
          <text:p text:style-name="P174">cas 1: potenciòmetre a màxima resistència </text:p>
          <text:p text:style-name="P174">cas 2: potenciòmetre a resistència igual a R3</text:p>
          <text:p text:style-name="P174">cas 3: potenciòmetrea a mínima resistència</text:p>
        </text:list-item>
        <text:list-item>
          <text:p text:style-name="P160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174"/>
          <text:p text:style-name="P167"><text:s/></text:p>
        </text:list-item>
      </text:list>
      <text:p text:style-name="P49"/>
      <text:p text:style-name="P49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26"/>
      <text:p text:style-name="P36">Comentem </text:p>
      <text:list xml:id="list100213231358297" text:continue-numbering="true" text:style-name="L4">
        <text:list-item>
          <text:p text:style-name="P160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55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27"/>
      <text:p text:style-name="P50">Comentem <text:s/></text:p>
      <text:list xml:id="list100213094944538" text:continue-list="list100213071543994" text:style-name="L1">
        <text:list-item>
          <text:p text:style-name="P153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153"/>
        </text:list-item>
      </text:list>
      <text:p text:style-name="P37"/>
      <text:p text:style-name="P37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27"/>
      <text:p text:style-name="P37">Comentem </text:p>
      <text:list xml:id="list5492591893690414444" text:style-name="L5">
        <text:list-item>
          <text:p text:style-name="P176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176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175"/>
          <text:p text:style-name="P168"><text:s/></text:p>
        </text:list-item>
      </text:list>
      <text:p text:style-name="P50"/>
      <text:p text:style-name="P50"/>
      <text:p text:style-name="P6"/>
      <text:p text:style-name="P140">Di<text:span text:style-name="T5">vendres</text:span><text:tab/><text:tab/><text:tab/><text:span text:style-name="T8">18</text:span>/<text:span text:style-name="T6">10</text:span>/2<text:span text:style-name="T1">4</text:span></text:p>
      <text:p text:style-name="P27"/>
      <text:p text:style-name="P37">Comentem </text:p>
      <text:list xml:id="list100213399894828" text:continue-numbering="true" text:style-name="L5">
        <text:list-item>
          <text:p text:style-name="P179">Comentem <text:a xlink:type="simple" xlink:href="https://paulinoposada.github.io/web_e/web_e_2425/documents/ta.pdf">tasca 5</text:a>.</text:p>
        </text:list-item>
        <text:list-item>
          <text:p text:style-name="P177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58"/>
      <text:p text:style-name="P58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28"/>
      <text:p text:style-name="P51">Comentem <text:s/></text:p>
      <text:list xml:id="list100213249841069" text:continue-list="list100213094944538" text:style-name="L1">
        <text:list-item>
          <text:p text:style-name="P178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154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54"/>
        </text:list-item>
      </text:list>
      <text:p text:style-name="P38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38"/>
      <text:list xml:id="list1045162746713175340" text:style-name="L6">
        <text:list-item>
          <text:p text:style-name="P161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169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7">Co</text:span><text:span text:style-name="T18">ntinuem</text:span><text:span text:style-name="T17"> amb l'</text:span><text:a xlink:type="simple" xlink:href="https://paulinoposada.github.io/web_e/web_e_2425/documents/apunts/unitat_5_condensador/e_apunts_ud_5_gs.pdf"><text:span text:style-name="T17">unitat 5</text:span></text:a><text:span text:style-name="T17">.</text:span></text:p>
      <text:p text:style-name="P115"><text:span text:style-name="T22">Comencem a comentar apartat 1.2 </text:span><text:span text:style-name="T51">La derivada y ejemplos de tensiones variables </text:span><text:span text:style-name="T52">(fins pàg. 13)</text:span></text:p>
      <text:p text:style-name="P117">Comentem exercici 1.2-1</text:p>
      <text:p text:style-name="P116"/>
      <text:p text:style-name="P116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9"/>
      <text:p text:style-name="P52">Comentem <text:s/></text:p>
      <text:list xml:id="list100212884360658" text:continue-list="list100213249841069" text:style-name="L1">
        <text:list-item>
          <text:p text:style-name="P180">Treball autònom 9</text:p>
        </text:list-item>
        <text:list-item>
          <text:p text:style-name="P186"><text:span text:style-name="T23">Co</text:span><text:span text:style-name="T24">ntinuem</text:span><text:span text:style-name="T23"> amb l'</text:span><text:a xlink:type="simple" xlink:href="https://paulinoposada.github.io/web_e/web_e_2425/documents/apunts/unitat_5_condensador/e_apunts_ud_5_gs.pdf"><text:span text:style-name="T23">unitat 5</text:span></text:a><text:span text:style-name="T23">, </text:span><text:span text:style-name="T25">terminem de comentar apartat 1.2 </text:span><text:span text:style-name="T51">La derivada y ejemplos de tensiones variables</text:span></text:p>
        </text:list-item>
        <text:list-item>
          <text:p text:style-name="P155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155"/>
        </text:list-item>
      </text:list>
      <text:p text:style-name="P39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9"/>
      <text:p text:style-name="P59">Lliure triat pel centre</text:p>
      <text:list xml:id="list7929904423643866994" text:style-name="L7">
        <text:list-header>
          <text:p text:style-name="P170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59">Tots Sants</text:p>
      <text:p text:style-name="P9"/>
      <text:p text:style-name="P118"/>
      <text:p text:style-name="P118"><text:span text:style-name="T28">Di</text:span><text:span text:style-name="T29">mecres</text:span><text:span text:style-name="T28"><text:tab/><text:tab/><text:tab/></text:span><text:span text:style-name="T30">06</text:span><text:span text:style-name="T28">/</text:span><text:span text:style-name="T31">11</text:span><text:span text:style-name="T28">/2</text:span><text:span text:style-name="T32">4</text:span></text:p>
      <text:p text:style-name="P30"/>
      <text:p text:style-name="P60"><text:a xlink:type="simple" xlink:href="https://paulinoposada.github.io/web_e/web_e_2425/documents/examens/241106_ome_map33a_examen_sol.pdf">Examen</text:a></text:p>
      <text:list xml:id="list100214694869386" text:continue-list="list100212884360658" text:style-name="L1">
        <text:list-header>
          <text:p text:style-name="P156"/>
        </text:list-header>
      </text:list>
      <text:p text:style-name="P40"/>
      <text:p text:style-name="P10"/>
      <text:p text:style-name="P141">Di<text:span text:style-name="T3">jous</text:span><text:tab/><text:tab/><text:tab/><text:tab/><text:span text:style-name="T54">07</text:span>/<text:span text:style-name="T6">11</text:span>/2<text:span text:style-name="T1">4</text:span></text:p>
      <text:p text:style-name="P40"/>
      <text:list xml:id="list6114197589689034716" text:style-name="L8">
        <text:list-item>
          <text:p text:style-name="P162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171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18"><text:span text:style-name="T23">Co</text:span><text:span text:style-name="T24">ntinuem</text:span><text:span text:style-name="T23"> amb l'</text:span><text:a xlink:type="simple" xlink:href="https://paulinoposada.github.io/web_e/web_e_2425/documents/apunts/unitat_5_condensador/e_apunts_ud_5_gs.pdf"><text:span text:style-name="T23">unitat 5</text:span></text:a><text:span text:style-name="T23">. </text:span><text:span text:style-name="T26">Comentem gràfics pàg. 19, comencem apartat 1.3 Capacitat d'un condensador.</text:span></text:p>
      <text:p text:style-name="P119"/>
      <text:p text:style-name="P119"/>
      <text:p text:style-name="P119"><text:span text:style-name="T28">Di</text:span><text:span text:style-name="T29">mecres</text:span><text:span text:style-name="T28"><text:tab/><text:tab/><text:tab/></text:span><text:span text:style-name="T33">13</text:span><text:span text:style-name="T28">/</text:span><text:span text:style-name="T31">11</text:span><text:span text:style-name="T28">/2</text:span><text:span text:style-name="T32">4</text:span></text:p>
      <text:p text:style-name="P31"/>
      <text:p text:style-name="P62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00213810706791" text:continue-list="list100214694869386" text:style-name="L1">
        <text:list-header>
          <text:p text:style-name="P157"/>
        </text:list-header>
      </text:list>
      <text:p text:style-name="P41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61"/>
      <text:p text:style-name="P61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7">Co</text:span><text:span text:style-name="T18">ntinuem</text:span><text:span text:style-name="T17"> amb l'</text:span><text:a xlink:type="simple" xlink:href="https://paulinoposada.github.io/web_e/web_e_2425/documents/apunts/unitat_5_condensador/e_apunts_ud_5_gs.pdf"><text:span text:style-name="T17">unitat 5</text:span></text:a><text:span text:style-name="T17">.</text:span></text:p>
      <text:p text:style-name="P64">Terminat de comentar l'apartat 1.3 Capacidad de un condensador. </text:p>
      <text:p text:style-name="P65">Comentat apartat 1.4 Conexión serie/paralelo de condensadores</text:p>
      <text:p text:style-name="P66">Comentat apartat 1.5 Condensadores en la práctica</text:p>
      <text:p text:style-name="P66">Començat a comentar l'exercici 1.4-3 pàg. 36</text:p>
      <text:p text:style-name="P65"/>
      <text:list xml:id="list3367201291646112799" text:style-name="L9">
        <text:list-header>
          <text:p text:style-name="P163"/>
          <text:p text:style-name="P172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7">Co</text:span><text:span text:style-name="T18">ntinuem</text:span><text:span text:style-name="T17"> amb l'</text:span><text:a xlink:type="simple" xlink:href="https://paulinoposada.github.io/web_e/web_e_2425/documents/apunts/unitat_5_condensador/e_apunts_ud_5_gs.pdf"><text:span text:style-name="T17">unitat 5</text:span></text:a><text:span text:style-name="T17">.</text:span></text:p>
      <text:p text:style-name="P70">Comentat exercici <text:span text:style-name="T57">l'exercici 1.4-3 pàg. 36 </text:span>i treball <text:a xlink:type="simple" xlink:href="https://paulinoposada.github.io/web_e/web_e_2425/documents/ta/ta_11.pdf">autònom 11</text:a>.</text:p>
      <text:p text:style-name="P70"/>
      <text:p text:style-name="P70"/>
      <text:p text:style-name="P120"><text:span text:style-name="T28">Di</text:span><text:span text:style-name="T29">mecres</text:span><text:span text:style-name="T28"><text:tab/><text:tab/><text:tab/></text:span><text:span text:style-name="T34">20</text:span><text:span text:style-name="T28">/</text:span><text:span text:style-name="T31">11</text:span><text:span text:style-name="T28">/2</text:span><text:span text:style-name="T32">4</text:span></text:p>
      <text:p text:style-name="P32"/>
      <text:p text:style-name="P75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75"/>
      <text:p text:style-name="P75">Començat amb <text:a xlink:type="simple" xlink:href="https://paulinoposada.github.io/web_e/web_e_2425/documents/apunts/unitat_6_magnetisme/e_apunts_ud_6_gs.pdf">unitat 6</text:a>.</text:p>
      <text:p text:style-name="P75">Comentat apartat 1.1 Imanes permanentes.</text:p>
      <text:p text:style-name="P76">Comentat apartat 1.<text:span text:style-name="T59">2</text:span> <text:span text:style-name="T59">Electromagnetismo</text:span>.</text:p>
      <text:p text:style-name="P63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00214431363058" text:continue-list="list100213810706791" text:style-name="L1">
        <text:list-header>
          <text:p text:style-name="P158"/>
        </text:list-header>
      </text:list>
      <text:p text:style-name="P42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77"/>
      <text:p text:style-name="P77">Co<text:span text:style-name="T60">ntinuat</text:span> amb <text:a xlink:type="simple" xlink:href="https://paulinoposada.github.io/web_e/web_e_2425/documents/apunts/unitat_6_magnetisme/e_apunts_ud_6_gs.pdf">unitat 6</text:a>.</text:p>
      <text:p text:style-name="P87">Comentat apartat 1.4 Permeabilidad y saturación</text:p>
      <text:p text:style-name="P14"/>
      <text:p text:style-name="P14"/>
      <text:p text:style-name="P14"/>
      <text:p text:style-name="P142">Di<text:span text:style-name="T5">vendres</text:span><text:tab/><text:tab/><text:tab/><text:span text:style-name="T58">22</text:span>/<text:span text:style-name="T6">11</text:span>/2<text:span text:style-name="T1">4</text:span></text:p>
      <text:p text:style-name="P77"/>
      <text:p text:style-name="P77">Co<text:span text:style-name="T60">ntinuat</text:span> amb <text:a xlink:type="simple" xlink:href="https://paulinoposada.github.io/web_e/web_e_2425/documents/apunts/unitat_6_magnetisme/e_apunts_ud_6_gs.pdf">unitat 6</text:a>.</text:p>
      <text:p text:style-name="P87">Comentat apartat 1.4 Permeabilidad y saturación</text:p>
      <text:p text:style-name="P15"/>
      <text:p text:style-name="P71"/>
      <text:p text:style-name="P121"><text:span text:style-name="T28">Di</text:span><text:span text:style-name="T29">mecres</text:span><text:span text:style-name="T28"><text:tab/><text:tab/><text:tab/></text:span><text:span text:style-name="T34">2</text:span><text:span text:style-name="T35">7</text:span><text:span text:style-name="T28">/</text:span><text:span text:style-name="T31">11</text:span><text:span text:style-name="T28">/2</text:span><text:span text:style-name="T32">4</text:span></text:p>
      <text:p text:style-name="P87"/>
      <text:p text:style-name="P87">Preparació examen.</text:p>
      <text:p text:style-name="P56"/>
      <text:p text:style-name="P43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87"/>
      <text:p text:style-name="P87">Examen</text:p>
      <text:p text:style-name="P67"/>
      <text:p text:style-name="P84"/>
      <text:p text:style-name="P84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72"/>
      <text:p text:style-name="P93">Comentem <text:a xlink:type="simple" xlink:href="https://paulinoposada.github.io/web_e/web_e_2425/documents/examens/241128_ome_map33a_examen_sol.pdf">solució examen</text:a></text:p>
      <text:p text:style-name="P71"/>
      <text:p text:style-name="P122"/>
      <text:p text:style-name="P122"><text:span text:style-name="T28">Di</text:span><text:span text:style-name="T29">mecres</text:span><text:span text:style-name="T28"><text:tab/><text:tab/><text:tab/></text:span><text:span text:style-name="T36">04</text:span><text:span text:style-name="T28">/</text:span><text:span text:style-name="T31">1</text:span><text:span text:style-name="T36">2</text:span><text:span text:style-name="T28">/2</text:span><text:span text:style-name="T32">4</text:span></text:p>
      <text:p text:style-name="P88"/>
      <text:p text:style-name="P78">Co<text:span text:style-name="T60">ntinuat</text:span> amb <text:a xlink:type="simple" xlink:href="https://paulinoposada.github.io/web_e/web_e_2425/documents/apunts/unitat_6_magnetisme/e_apunts_ud_6_gs.pdf">unitat 6</text:a>.</text:p>
      <text:p text:style-name="P94">Comentem apartat 1.5 Inducción electromagnética</text:p>
      <text:p text:style-name="P94">Comentem apartat 1.6 Inducción mutua</text:p>
      <text:p text:style-name="P94">Comentem els exercicis 1.12-6 i 7</text:p>
      <text:p text:style-name="P57"/>
      <text:p text:style-name="P44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88"/>
      <text:p text:style-name="P95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68"/>
      <text:p text:style-name="P85"/>
      <text:p text:style-name="P85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73"/>
      <text:p text:style-name="P95">Festiu</text:p>
      <text:p text:style-name="P123"/>
      <text:p text:style-name="P123"/>
      <text:p text:style-name="P123"><text:span text:style-name="T28">Di</text:span><text:span text:style-name="T29">mecres</text:span><text:span text:style-name="T28"><text:tab/><text:tab/><text:tab/></text:span><text:span text:style-name="T37">11</text:span><text:span text:style-name="T28">/</text:span><text:span text:style-name="T31">1</text:span><text:span text:style-name="T36">2</text:span><text:span text:style-name="T28">/2</text:span><text:span text:style-name="T32">4</text:span></text:p>
      <text:p text:style-name="P89"/>
      <text:p text:style-name="P96">Baixa</text:p>
      <text:p text:style-name="P45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89"/>
      <text:p text:style-name="P96">Baixa</text:p>
      <text:p text:style-name="P69"/>
      <text:p text:style-name="P86"/>
      <text:p text:style-name="P17"/>
      <text:p text:style-name="P143">Di<text:span text:style-name="T5">vendres</text:span><text:tab/><text:tab/><text:tab/><text:span text:style-name="T63">13</text:span>/<text:span text:style-name="T6">12</text:span>/2<text:span text:style-name="T1">4</text:span></text:p>
      <text:p text:style-name="P74"/>
      <text:p text:style-name="P96">Baixa</text:p>
      <text:p text:style-name="P74"/>
      <text:p text:style-name="P74"/>
      <text:p text:style-name="P123"><text:span text:style-name="T28">Di</text:span><text:span text:style-name="T29">mecres</text:span><text:span text:style-name="T28"><text:tab/><text:tab/><text:tab/></text:span><text:span text:style-name="T37">1</text:span><text:span text:style-name="T38">8</text:span><text:span text:style-name="T28">/</text:span><text:span text:style-name="T31">1</text:span><text:span text:style-name="T36">2</text:span><text:span text:style-name="T28">/2</text:span><text:span text:style-name="T32">4</text:span></text:p>
      <text:p text:style-name="P89"/>
      <text:p text:style-name="P96">Comentem dubtes examen.</text:p>
      <text:p text:style-name="P79">Co<text:span text:style-name="T60">ntinuat</text:span> amb <text:a xlink:type="simple" xlink:href="https://paulinoposada.github.io/web_e/web_e_2425/documents/apunts/unitat_6_magnetisme/e_apunts_ud_6_gs.pdf">unitat 6</text:a>.</text:p>
      <text:p text:style-name="P96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89"/>
      <text:p text:style-name="P96">Examen</text:p>
      <text:p text:style-name="P69"/>
      <text:p text:style-name="P86"/>
      <text:p text:style-name="P124"><text:span text:style-name="T28">Di</text:span><text:span text:style-name="T29">mecres</text:span><text:span text:style-name="T28"><text:tab/><text:tab/><text:tab/></text:span><text:span text:style-name="T39">0</text:span><text:span text:style-name="T38">8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99">Repassem <text:a xlink:type="simple" xlink:href="https://paulinoposada.github.io/web_e/web_e_2425/documents/apunts/unitat_6_magnetisme/e_apunts_ud_6_gs.pdf"><text:span text:style-name="T58">unitat 6</text:span></text:a>.</text:p>
      <text:p text:style-name="P98">Comentem apartat 1.7 Inductores i inductancia</text:p>
      <text:p text:style-name="P90"/>
      <text:p text:style-name="P97"/>
      <text:p text:style-name="P125"><text:span text:style-name="T28">Di</text:span><text:span text:style-name="T40">jous</text:span><text:span text:style-name="T28"><text:tab/><text:tab/><text:tab/><text:tab/></text:span><text:span text:style-name="T39">0</text:span><text:span text:style-name="T40">9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99"/>
      <text:p text:style-name="P80">Co<text:span text:style-name="T60">ntinuat</text:span> amb <text:a xlink:type="simple" xlink:href="https://paulinoposada.github.io/web_e/web_e_2425/documents/apunts/unitat_6_magnetisme/e_apunts_ud_6_gs.pdf">unitat 6</text:a>.</text:p>
      <text:p text:style-name="P99">Comentem apartat 1.<text:span text:style-name="T64">8</text:span> <text:span text:style-name="T64">Càlcul d'inductors.</text:span></text:p>
      <text:p text:style-name="P91"/>
      <text:p text:style-name="P126"/>
      <text:p text:style-name="P126"><text:span text:style-name="T28">Di</text:span><text:span text:style-name="T41">vendres</text:span><text:span text:style-name="T28"><text:tab/><text:tab/><text:tab/></text:span><text:span text:style-name="T41">10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100"/>
      <text:p text:style-name="P81">Co<text:span text:style-name="T60">ntinuat</text:span> amb <text:a xlink:type="simple" xlink:href="https://paulinoposada.github.io/web_e/web_e_2425/documents/apunts/unitat_6_magnetisme/e_apunts_ud_6_gs.pdf">unitat 6</text:a>.</text:p>
      <text:p text:style-name="P100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00"/>
      <text:p text:style-name="P92"/>
      <text:p text:style-name="P127"><text:span text:style-name="T28">Di</text:span><text:span text:style-name="T29">mecres</text:span><text:span text:style-name="T28"><text:tab/><text:tab/><text:tab/></text:span><text:span text:style-name="T42">15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102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02"/>
      <text:p text:style-name="P20"/>
      <text:p text:style-name="P20">Dijous <text:tab/><text:tab/><text:tab/>16/01/25</text:p>
      <text:p text:style-name="P20"/>
      <text:p text:style-name="P82">Co<text:span text:style-name="T60">ntinuat</text:span> amb <text:a xlink:type="simple" xlink:href="https://paulinoposada.github.io/web_e/web_e_2425/documents/apunts/unitat_6_magnetisme/e_apunts_ud_6_gs.pdf">unitat 6</text:a>.</text:p>
      <text:p text:style-name="P103">Comentem el<text:span text:style-name="T66">s</text:span> exercicis 1.12-1 a 1<text:span text:style-name="T66">2</text:span></text:p>
      <text:p text:style-name="P20"/>
      <text:p text:style-name="P20"/>
      <text:p text:style-name="P21"/>
      <text:p text:style-name="P144">Di<text:span text:style-name="T66">vendres</text:span> <text:tab/><text:tab/><text:tab/>1<text:span text:style-name="T66">7</text:span>/01/25</text:p>
      <text:p text:style-name="P21"/>
      <text:p text:style-name="P83"><text:span text:style-name="T66">Acabat</text:span> amb <text:a xlink:type="simple" xlink:href="https://paulinoposada.github.io/web_e/web_e_2425/documents/apunts/unitat_6_magnetisme/e_apunts_ud_6_gs.pdf">unitat 6</text:a>.</text:p>
      <text:p text:style-name="P104">Comen<text:span text:style-name="T66">tem</text:span> l<text:span text:style-name="T66">'</text:span>exercici 1.12-13</text:p>
      <text:p text:style-name="P104"/>
      <text:p text:style-name="P105">Començat amb la <text:a xlink:type="simple" xlink:href="https://paulinoposada.github.io/web_e/web_e_2425/documents/apunts/unitat_7_ca/e_apunts_ud_7_gs.pdf">unitat 7</text:a> - Corrent altern</text:p>
      <text:p text:style-name="P104">Come<text:span text:style-name="T66">nçam a comentar l'apartat 1, teoria bàsica.</text:span></text:p>
      <text:p text:style-name="P105"/>
      <text:p text:style-name="P105"/>
      <text:p text:style-name="P128"><text:span text:style-name="T28">Di</text:span><text:span text:style-name="T29">mecres</text:span><text:span text:style-name="T28"><text:tab/><text:tab/><text:tab/></text:span><text:span text:style-name="T43">22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128"/>
      <text:p text:style-name="P136"><text:span text:style-name="T39">F</text:span><text:span text:style-name="T28">et l'esquema de la </text:span><text:a xlink:type="simple" xlink:href="https://paulinoposada.github.io/web_e/web_e_2425/documents/practiques/practica_motor_2.pdf"><text:span text:style-name="T28">pràctica motor 2</text:span></text:a><text:span text:style-name="T28"> amb Cade Simu.</text:span></text:p>
      <text:p text:style-name="P109">Comentat el funcionament del circuit.</text:p>
      <text:p text:style-name="P136"><text:span text:style-name="T28">Vist </text:span><text:a xlink:type="simple" xlink:href="https://youtu.be/n0RMqn6cTBE?si=_o_gl0OTpLrHETo3"><text:span text:style-name="T28">vídeo explicatiu del funcionament d'un generador elèctric trifàsic.</text:span></text:a></text:p>
      <text:p text:style-name="P113">Baixat al taller. Comencen a muntar la pràctica motor 2, els grups 1 i 2</text:p>
      <text:p text:style-name="P129"/>
      <text:p text:style-name="P129"/>
      <text:p text:style-name="P129"><text:span text:style-name="T28">Di</text:span><text:span text:style-name="T44">jous</text:span><text:span text:style-name="T28"><text:tab/><text:tab/><text:tab/><text:tab/></text:span><text:span text:style-name="T43">2</text:span><text:span text:style-name="T44">3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129"/>
      <text:p text:style-name="P106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0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05"/>
      <text:p text:style-name="P105"/>
      <text:p text:style-name="P105"/>
      <text:p text:style-name="P130"><text:span text:style-name="T28">Di</text:span><text:span text:style-name="T45">vendres</text:span><text:span text:style-name="T28"><text:tab/><text:tab/><text:tab/></text:span><text:span text:style-name="T43">2</text:span><text:span text:style-name="T45">4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130"/>
      <text:p text:style-name="P107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11"/>
      <text:p text:style-name="P111"/>
      <text:p text:style-name="P131"><text:span text:style-name="T28">Di</text:span><text:span text:style-name="T46">mecres</text:span><text:span text:style-name="T28"><text:tab/><text:tab/><text:tab/></text:span><text:span text:style-name="T43">2</text:span><text:span text:style-name="T46">9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131"/>
      <text:p text:style-name="P137"><text:span text:style-name="T39">C</text:span><text:span text:style-name="T28">omentem dubtes relatius a l'examen de demà.</text:span></text:p>
      <text:p text:style-name="P18"/>
      <text:p text:style-name="P18"/>
      <text:p text:style-name="P132"><text:span text:style-name="T28">D</text:span><text:span text:style-name="T48">ijous</text:span><text:span text:style-name="T28"><text:tab/><text:tab/><text:tab/></text:span><text:span text:style-name="T47">30</text:span><text:span text:style-name="T28">/</text:span><text:span text:style-name="T39">0</text:span><text:span text:style-name="T31">1</text:span><text:span text:style-name="T28">/2</text:span><text:span text:style-name="T39">5</text:span></text:p>
      <text:p text:style-name="P138"/>
      <text:p text:style-name="P138"><text:span text:style-name="T47">Feim el primer examen de la segona avaluació</text:span><text:span text:style-name="T28">.</text:span></text:p>
      <text:p text:style-name="P19"/>
      <text:p text:style-name="P19"/>
      <text:p text:style-name="P22">Divendres<text:tab/><text:tab/>31/01/25</text:p>
      <text:p text:style-name="P22"/>
      <text:p text:style-name="P114">Comentem la solució de l'examen.</text:p>
      <text:p text:style-name="P114"/>
      <text:p text:style-name="P114"/>
      <text:p text:style-name="P133"><text:span text:style-name="T28">Di</text:span><text:span text:style-name="T46">mecres</text:span><text:span text:style-name="T28"><text:tab/><text:tab/></text:span><text:span text:style-name="T49">05</text:span><text:span text:style-name="T28">/</text:span><text:span text:style-name="T39">0</text:span><text:span text:style-name="T49">2</text:span><text:span text:style-name="T28">/2</text:span><text:span text:style-name="T39">5</text:span></text:p>
      <text:p text:style-name="P133"/>
      <text:p text:style-name="P135"><text:span text:style-name="T27">Feim la practica 1 amb l'</text:span><text:span text:style-name="T21"> </text:span><text:a xlink:type="simple" xlink:href="https://paulinoposada.github.io/web_e/web_e_2425/documents/apunts/arduino/e_apunts_arduino.pdf"><text:span text:style-name="T21">Arduino</text:span></text:a><text:span text:style-name="T21">.</text:span></text:p>
      <text:p text:style-name="P133"/>
      <text:p text:style-name="P133"/>
      <text:p text:style-name="P134"/>
      <text:p text:style-name="P145"><text:span text:style-name="T28">Di</text:span><text:span text:style-name="T50">jous</text:span><text:span text:style-name="T28"><text:tab/><text:tab/><text:tab/></text:span><text:span text:style-name="T49">0</text:span><text:span text:style-name="T50">6</text:span><text:span text:style-name="T28">/</text:span><text:span text:style-name="T39">0</text:span><text:span text:style-name="T49">2</text:span><text:span text:style-name="T28">/2</text:span><text:span text:style-name="T39">5</text:span></text:p>
      <text:p text:style-name="P134"/>
      <text:p text:style-name="P10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12"/>
      <text:p text:style-name="P181">Comentem apartat 1.1 Corriente alterna monofásica </text:p>
      <text:p text:style-name="P181">Comentem apartat 1.1.1 Esquema de principio de un generador de corriente continua</text:p>
      <text:p text:style-name="P112"><text:span text:style-name="T70">Comentem apartat 1.1.2 Inducción de corriente al mover un conductor dentro de un campo magnético</text:span> </text:p>
      <text:p text:style-name="P181">Comentem apartat 1.1.3 Fuerza sobre un conductor por el que circula una coriente que se encuentra dentro de un campo magnètico.</text:p>
      <text:p text:style-name="P184"/>
      <text:p text:style-name="P184"/>
      <text:p text:style-name="P184">Di<text:span text:style-name="T72">vendres</text:span><text:tab/><text:tab/><text:tab/><text:span text:style-name="T71">07</text:span>/<text:span text:style-name="T67">02</text:span>/2<text:span text:style-name="T67">5</text:span></text:p>
      <text:p text:style-name="P112"/>
      <text:p text:style-name="P183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85"><text:span text:style-name="T19">Feim </text:span><text:span text:style-name="T20">l'exercici 1</text:span><text:span text:style-name="T19"> </text:span></text:p>
      <text:p text:style-name="P187">Crea un sketch que encienda secuencialmente 3 LEDs, con una pausa de 1 segundo entre el encendido y apagado. Dibuja el esquema de montaje de los 3 LEDs. </text:p>
      <text:p text:style-name="P188"/>
      <text:p text:style-name="P134"/>
      <text:p text:style-name="P10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2-10T10:02:12.607684406</dc:date>
    <meta:editing-duration>PT5H52M20S</meta:editing-duration>
    <meta:editing-cycles>105</meta:editing-cycles>
    <meta:document-statistic meta:table-count="0" meta:image-count="0" meta:object-count="0" meta:page-count="8" meta:paragraph-count="194" meta:word-count="944" meta:character-count="6209" meta:non-whitespace-character-count="5327"/>
  </office:meta>
</office:document-meta>
</file>